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4.631cm" fo:margin-left="0cm" fo:margin-top="0cm" fo:margin-bottom="0cm" table:align="left" style:writing-mode="lr-tb"/>
    </style:style>
    <style:style style:name="Tableau1.A" style:family="table-column">
      <style:table-column-properties style:column-width="3.657cm"/>
    </style:style>
    <style:style style:name="Tableau1.B" style:family="table-column">
      <style:table-column-properties style:column-width="3.65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</style:style>
    <style:style style:name="P4" style:family="paragraph" style:parent-style-name="Normal_20__28_Web_29_" style:list-style-name="WWNum1">
      <loext:graphic-properties draw:fill="solid" draw:fill-color="#ffffff"/>
      <style:paragraph-properties fo:margin-top="0cm" fo:margin-bottom="0.265cm" loext:contextual-spacing="false" fo:background-color="#ffffff"/>
    </style:style>
    <style:style style:name="P5" style:family="paragraph" style:parent-style-name="Normal_20__28_Web_29_" style:list-style-name="WWNum2">
      <loext:graphic-properties draw:fill="solid" draw:fill-color="#ffffff"/>
      <style:paragraph-properties fo:margin-top="0cm" fo:margin-bottom="0.265cm" loext:contextual-spacing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style:font-size-asian="10.5pt" style:font-name-complex="Helvetica1" style:font-size-complex="10.5pt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.265cm" loext:contextual-spacing="false" fo:background-color="#ffffff"/>
      <style:text-properties fo:color="#333333" style:font-name="Helvetica" fo:font-size="10.5pt" fo:font-weight="bold" style:font-size-asian="10.5pt" style:font-weight-asian="bold" style:font-name-complex="Helvetica1" style:font-size-complex="10.5pt" style:font-weight-complex="bold"/>
    </style:style>
    <style:style style:name="P8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</style:style>
    <style:style style:name="P9" style:family="paragraph" style:parent-style-name="Normal_20__28_Web_29_" style:list-style-name="WWNum2">
      <loext:graphic-properties draw:fill="solid" draw:fill-color="#ffffff"/>
      <style:paragraph-properties fo:margin-top="0cm" fo:margin-bottom="0cm" loext:contextual-spacing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0cm" style:auto-text-indent="false" fo:background-color="#ffffff"/>
    </style:style>
    <style:style style:name="T1" style:family="text">
      <style:text-properties fo:color="#333333" style:font-name="Helvetica" fo:font-size="10.5pt" style:font-size-asian="10.5pt" style:font-name-complex="Helvetica1" style:font-size-complex="10.5pt"/>
    </style:style>
    <style:style style:name="T2" style:family="text">
      <style:text-properties fo:color="#333333" style:font-name="Helvetica" fo:font-size="10.5pt" fo:font-weight="bold" style:font-size-asian="10.5pt" style:font-weight-asian="bold" style:font-name-complex="Helvetica1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arque :</text:p>
      <text:p text:style-name="Standard">Pour la question (5.a) il faut juste mentionner que la mesure prixReservation est additive, alors que la mesure de la question (5 .b) n’est pas additive (NbOffre)</text:p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A"/>
        <table:table-row table:style-name="Tableau1.1">
          <table:table-cell table:style-name="Tableau1.A1" office:value-type="string">
            <text:p text:style-name="P1">IdPeriode</text:p>
          </table:table-cell>
          <table:table-cell table:style-name="Tableau1.A1" office:value-type="string">
            <text:p text:style-name="P1">IdLocalisation</text:p>
          </table:table-cell>
          <table:table-cell table:style-name="Tableau1.A1" office:value-type="string">
            <text:p text:style-name="P1">IdLogement</text:p>
          </table:table-cell>
          <table:table-cell table:style-name="Tableau1.A1" office:value-type="string">
            <text:p text:style-name="P1">nbOffre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19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3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5</text:p>
          </table:table-cell>
        </table:table-row>
        <table:table-row table:style-name="Tableau1.1"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7</text:p>
          </table:table-cell>
        </table:table-row>
      </table:table>
      <text:p text:style-name="Standard"/>
      <text:p text:style-name="Standard">La requête analytique exécutée est : le nombre d’offre par type de logement pour une période donnée et une localisation donnée</text:p>
      <text:p text:style-name="Standard">Exemple : </text:p>
      <text:p text:style-name="Standard">Durant la periode du 23/10/2018 au 30/10/2018 à Montpellier, le nombre de logements disponible est par type : </text:p>
      <text:p text:style-name="Standard">-studio 19</text:p>
      <text:p text:style-name="Standard">-chambre 33</text:p>
      <text:p text:style-name="Standard">-appartement 25</text:p>
      <text:p text:style-name="Standard">-maison 7</text:p>
      <text:p text:style-name="Standard"/>
      <text:p text:style-name="P3">6. <text:span text:style-name="T1"> Définissez les dimensions nécessaires aux modèles. Pour chaque action, indiquez au moins 5 dimensions.</text:span></text:p>
      <text:p text:style-name="P3"><text:span text:style-name="T1"><text:tab/>*Les dimensions de la table de fait Reservation sont :</text:span></text:p>
      <text:list xml:id="list2268626389" text:style-name="WWNum1">
        <text:list-item>
          <text:p text:style-name="P8"><text:span text:style-name="T1">Client</text:span></text:p>
        </text:list-item>
        <text:list-item>
          <text:p text:style-name="P8"><text:span text:style-name="T1">Hôte</text:span></text:p>
        </text:list-item>
        <text:list-item>
          <text:p text:style-name="P8"><text:span text:style-name="T1">Logement</text:span></text:p>
        </text:list-item>
        <text:list-item>
          <text:p text:style-name="P8"><text:span text:style-name="T1">Localisation</text:span></text:p>
        </text:list-item>
        <text:list-item>
          <text:p text:style-name="P4"><text:span text:style-name="T1">Periode</text:span></text:p>
        </text:list-item>
      </text:list>
      <text:p text:style-name="P10"><text:span text:style-name="T1">*Les dimentions de la table de fait Offre :</text:span></text:p>
      <text:list xml:id="list822403333" text:style-name="WWNum2">
        <text:list-item>
          <text:p text:style-name="P9"><text:span text:style-name="T1">Hôte </text:span></text:p>
        </text:list-item>
        <text:list-item>
          <text:p text:style-name="P9"><text:span text:style-name="T1">Logement</text:span></text:p>
        </text:list-item>
        <text:list-item>
          <text:p text:style-name="P9"><text:span text:style-name="T1">Localisation</text:span></text:p>
        </text:list-item>
        <text:list-item>
          <text:p text:style-name="P5"><text:span text:style-name="T1">Période</text:span></text:p>
        </text:list-item>
      </text:list>
      <text:p text:style-name="P6"/>
      <text:p text:style-name="P6"/>
      <text:p text:style-name="P3"><text:span text:style-name="T1">7. Est-il possible de répondre aux traitements que vous avez indiqués avec le modèle que vous avez mis en place ? Expliquez pourquoi et comment.</text:span></text:p>
      <text:p text:style-name="P6"><text:soft-page-break/></text:p>
      <text:p text:style-name="P3"><text:span text:style-name="T1"><text:s text:c="5"/>Oui, nous pouvons répondre aux traitements indiqués précédemment avec le modèle que nous avons conçu, et cela en effectuant des requêtes analytiques.</text:span></text:p>
      <text:p text:style-name="P6"/>
      <text:p text:style-name="P3"><text:span text:style-name="T1">8. </text:span><text:span text:style-name="T2">Pour tester la pertinence de votre modèle, donner un exemple d’instance de l’entrepôt de données (2 ou 3 lignes par table suffisent) :</text:span></text:p>
      <text:p text:style-name="P7"/>
      <text:p text:style-name="P7"/>
      <text:p text:style-name="P3"><text:span text:style-name="T1">Remarque : </text:span></text:p>
      <text:p text:style-name="P3"><text:span text:style-name="T1">On a pas besoin du code SQL pour le moment, dans la question 8 on doit juste faire des tableaux correspondants aux strcutures du modèle et les remplir avec quelques exemples, si tu peux faire des exemples d’instance <text:s/>(de la table de fait et les mesures) juste pour la table de fait réservation et ses mesures (on fera pas celle de la table de fait offre vu qu’on a plus le temps) </text:span></text:p>
      <text:p text:style-name="P6"/>
      <text:p text:style-name="P3"><text:span text:style-name="T1">On doit quitter la biblio, si tu finis avant minuit fait moi signe pour qu’on puisse voir le document sur GitHub <text:s/></text:span></text:p>
      <text:p text:style-name="P6"><text:bookmark text:name="_GoBack"/></text:p>
      <text:p text:style-name="P6"/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teBook 820 G2</meta:initial-creator>
    <dc:creator>EliteBook 820 G2</dc:creator>
    <meta:editing-cycles>10</meta:editing-cycles>
    <meta:creation-date>2018-10-23T19:47:00</meta:creation-date>
    <dc:date>2018-10-23T20:28:00</dc:date>
    <meta:editing-duration>PT41M</meta:editing-duration>
    <meta:generator>LibreOffice/6.0.3.2$Linux_X86_64 LibreOffice_project/00m0$Build-2</meta:generator>
    <meta:document-statistic meta:table-count="1" meta:image-count="0" meta:object-count="0" meta:page-count="2" meta:paragraph-count="47" meta:word-count="316" meta:character-count="1744" meta:non-whitespace-character-count="14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